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025cm" draw:marker-start-width="0.33cm" draw:marker-end-width="0.33cm" draw:textarea-horizontal-align="center" draw:textarea-vertical-align="middle" fo:padding-top="0.137cm" fo:padding-bottom="0.137cm" fo:padding-left="0.262cm" fo:padding-right="0.262cm"/>
    </style:style>
    <style:style style:name="gr2" style:family="graphic" style:parent-style-name="standard">
      <style:graphic-properties draw:stroke="none" svg:stroke-color="#000000" draw:fill="none" draw:fill-color="#ffffff" fo:min-height="0.635cm"/>
    </style:style>
    <style:style style:name="gr3" style:family="graphic" style:parent-style-name="standard">
      <style:graphic-properties draw:stroke="none" svg:stroke-color="#000000" draw:fill="none" draw:fill-color="#ffffff" fo:min-height="1.27cm"/>
    </style:style>
    <style:style style:name="P1" style:family="paragraph">
      <style:paragraph-properties fo:text-align="center"/>
      <style:text-properties fo:font-family="'Times New Roman'" style:font-family-generic="roman" style:font-pitch="variable" fo:font-size="18pt" style:font-size-asian="18pt" style:font-size-complex="18pt"/>
    </style:style>
    <style:style style:name="P2" style:family="paragraph">
      <style:text-properties fo:font-family="'Times New Roman'" style:font-family-generic="roman" style:font-pitch="variable" fo:font-size="18pt" style:font-size-asian="18pt" style:font-size-complex="18pt"/>
    </style:style>
    <style:style style:name="P3" style:family="paragraph">
      <style:text-properties fo:font-family="'Times New Roman'" style:font-family-generic="roman" style:font-pitch="variable" fo:font-size="18pt" fo:font-weight="bold" style:font-size-asian="18pt" style:font-weight-asian="bold" style:font-size-complex="18pt" style:font-weight-complex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.57cm" svg:y1="3.74cm" svg:x2="6.269cm" svg:y2="3.74cm">
          <text:p/>
        </draw:line>
        <draw:line draw:style-name="gr1" draw:text-style-name="P1" draw:layer="layout" svg:x1="3.375cm" svg:y1="2.805cm" svg:x2="3.375cm" svg:y2="5.091cm">
          <text:p/>
        </draw:line>
        <draw:frame draw:style-name="gr2" draw:text-style-name="P2" draw:layer="layout" svg:width="1.405cm" svg:height="0.954cm" svg:x="1.67cm" svg:y="2.705cm">
          <draw:text-box>
            <text:p text:style-name="P2">ID</text:p>
          </draw:text-box>
        </draw:frame>
        <draw:frame draw:style-name="gr2" draw:text-style-name="P2" draw:layer="layout" svg:width="3.214cm" svg:height="0.954cm" svg:x="3.671cm" svg:y="2.705cm">
          <draw:text-box>
            <text:p text:style-name="P2">Name</text:p>
          </draw:text-box>
        </draw:frame>
        <draw:frame draw:style-name="gr3" draw:text-style-name="P3" draw:layer="layout" svg:width="4.24cm" svg:height="1.52cm" svg:x="1.84cm" svg:y="1.4cm">
          <draw:text-box>
            <text:p text:style-name="P2"><text:span text:style-name="T1">Employees</text:span></text:p>
          </draw:text-box>
        </draw:frame>
        <draw:frame draw:style-name="gr3" draw:text-style-name="P3" draw:layer="layout" svg:width="3.81cm" svg:height="1.52cm" svg:x="14.14cm" svg:y="1.5cm">
          <draw:text-box>
            <text:p text:style-name="P2"><text:span text:style-name="T1">Table1</text:span></text:p>
          </draw:text-box>
        </draw:frame>
        <draw:line draw:style-name="gr1" draw:text-style-name="P1" draw:layer="layout" svg:x1="6.871cm" svg:y1="3.74cm" svg:x2="24.651cm" svg:y2="3.74cm">
          <text:p/>
        </draw:line>
        <draw:frame draw:style-name="gr2" draw:text-style-name="P2" draw:layer="layout" svg:width="4.386cm" svg:height="0.954cm" svg:x="6.79cm" svg:y="2.705cm">
          <draw:text-box>
            <text:p text:style-name="P2">C1-Onion1</text:p>
          </draw:text-box>
        </draw:frame>
        <draw:frame draw:style-name="gr2" draw:text-style-name="P2" draw:layer="layout" svg:width="5.043cm" svg:height="0.954cm" svg:x="10.272cm" svg:y="2.705cm">
          <draw:text-box>
            <text:p text:style-name="P2">C1-Onion2</text:p>
          </draw:text-box>
        </draw:frame>
        <draw:frame draw:style-name="gr2" draw:text-style-name="P2" draw:layer="layout" svg:width="5.043cm" svg:height="0.954cm" svg:x="13.873cm" svg:y="2.705cm">
          <draw:text-box>
            <text:p text:style-name="P2">C1-Onion3</text:p>
          </draw:text-box>
        </draw:frame>
        <draw:frame draw:style-name="gr2" draw:text-style-name="P2" draw:layer="layout" svg:width="5.043cm" svg:height="0.954cm" svg:x="17.374cm" svg:y="2.705cm">
          <draw:text-box>
            <text:p text:style-name="P2">C2-Onion1</text:p>
          </draw:text-box>
        </draw:frame>
        <draw:frame draw:style-name="gr2" draw:text-style-name="P2" draw:layer="layout" svg:width="5.043cm" svg:height="0.954cm" svg:x="21.075cm" svg:y="2.705cm">
          <draw:text-box>
            <text:p text:style-name="P2">C2-Onion2</text:p>
          </draw:text-box>
        </draw:frame>
        <draw:frame draw:style-name="gr2" draw:text-style-name="P2" draw:layer="layout" svg:width="1.27cm" svg:height="0.954cm" svg:x="1.635cm" svg:y="4.075cm">
          <draw:text-box>
            <text:p text:style-name="P2">23</text:p>
          </draw:text-box>
        </draw:frame>
        <draw:frame draw:style-name="gr2" draw:text-style-name="P2" draw:layer="layout" svg:width="2.245cm" svg:height="0.954cm" svg:x="3.835cm" svg:y="4.075cm">
          <draw:text-box>
            <text:p text:style-name="P2">Alice </text:p>
          </draw:text-box>
        </draw:frame>
        <draw:line draw:style-name="gr1" draw:text-style-name="P1" draw:layer="layout" svg:x1="10.275cm" svg:y1="2.805cm" svg:x2="10.275cm" svg:y2="5.091cm">
          <text:p/>
        </draw:line>
        <draw:line draw:style-name="gr1" draw:text-style-name="P1" draw:layer="layout" svg:x1="13.875cm" svg:y1="2.805cm" svg:x2="13.875cm" svg:y2="5.091cm">
          <text:p/>
        </draw:line>
        <draw:line draw:style-name="gr1" draw:text-style-name="P1" draw:layer="layout" svg:x1="17.375cm" svg:y1="2.805cm" svg:x2="17.375cm" svg:y2="5.091cm">
          <text:p/>
        </draw:line>
        <draw:line draw:style-name="gr1" draw:text-style-name="P1" draw:layer="layout" svg:x1="20.975cm" svg:y1="2.805cm" svg:x2="20.975cm" svg:y2="5.091cm">
          <text:p/>
        </draw:line>
        <draw:frame draw:style-name="gr2" draw:text-style-name="P2" draw:layer="layout" svg:width="3.175cm" svg:height="0.954cm" svg:x="7.085cm" svg:y="4.075cm">
          <draw:text-box>
            <text:p text:style-name="P2">x2b82ae</text:p>
          </draw:text-box>
        </draw:frame>
        <draw:frame draw:style-name="gr2" draw:text-style-name="P2" draw:layer="layout" svg:width="3.175cm" svg:height="0.954cm" svg:x="10.686cm" svg:y="4.075cm">
          <draw:text-box>
            <text:p text:style-name="P2">xcb9e4</text:p>
          </draw:text-box>
        </draw:frame>
        <draw:frame draw:style-name="gr2" draw:text-style-name="P2" draw:layer="layout" svg:width="3.175cm" svg:height="0.954cm" svg:x="14.287cm" svg:y="4.075cm">
          <draw:text-box>
            <text:p text:style-name="P2">xc234e4</text:p>
          </draw:text-box>
        </draw:frame>
        <draw:frame draw:style-name="gr2" draw:text-style-name="P2" draw:layer="layout" svg:width="3.175cm" svg:height="0.954cm" svg:x="17.688cm" svg:y="4.075cm">
          <draw:text-box>
            <text:p text:style-name="P2">x8ab113</text:p>
          </draw:text-box>
        </draw:frame>
        <draw:frame draw:style-name="gr2" draw:text-style-name="P2" draw:layer="layout" svg:width="3.175cm" svg:height="0.954cm" svg:x="21.289cm" svg:y="4.075cm">
          <draw:text-box>
            <text:p text:style-name="P2">xd101e3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Raluca Popa</meta:initial-creator>
    <meta:creation-date>2010-10-25T15:25:42</meta:creation-date>
    <dc:date>2011-07-19T10:43:45</dc:date>
    <dc:creator>Nickolai Zeldovich</dc:creator>
    <meta:editing-duration>PT45M19S</meta:editing-duration>
    <meta:editing-cycles>9</meta:editing-cycles>
    <meta:generator>LibreOffice/3.3$Unix LibreOffice_project/330m19$Build-202</meta:generator>
    <meta:document-statistic meta:object-count="23"/>
  </office:meta>
</office:document-meta>
</file>